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5" table:default-cell-style-name="Default"/>
        <table:table-column table:style-name="co2" table:number-columns-repeated="25" table:default-cell-style-name="Default"/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string" calcext:value-type="string">
            <text:p>armo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((0.75 * [.F$1])-([.$A$1] * 0.75 * [.$E2])) * (1- ([.$B$1]*[.F$1]/100))" office:value-type="float" office:value="3.50625" calcext:value-type="float">
            <text:p>3,50625</text:p>
          </table:table-cell>
          <table:table-cell table:formula="of:=((0.75 * [.G$1])-([.$A$1] * 0.75 * [.$E2])) * (1- ([.$B$1]*[.G$1]/100))" office:value-type="float" office:value="6.525" calcext:value-type="float">
            <text:p>6,525</text:p>
          </table:table-cell>
          <table:table-cell table:formula="of:=((0.75 * [.H$1])-([.$A$1] * 0.75 * [.$E2])) * (1- ([.$B$1]*[.H$1]/100))" office:value-type="float" office:value="9.05625" calcext:value-type="float">
            <text:p>9,05625</text:p>
          </table:table-cell>
          <table:table-cell table:formula="of:=((0.75 * [.I$1])-([.$A$1] * 0.75 * [.$E2])) * (1- ([.$B$1]*[.I$1]/100))" office:value-type="float" office:value="11.1" calcext:value-type="float">
            <text:p>11,1</text:p>
          </table:table-cell>
          <table:table-cell table:formula="of:=((0.75 * [.J$1])-([.$A$1] * 0.75 * [.$E2])) * (1- ([.$B$1]*[.J$1]/100))" office:value-type="float" office:value="12.65625" calcext:value-type="float">
            <text:p>12,65625</text:p>
          </table:table-cell>
          <table:table-cell table:formula="of:=((0.75 * [.K$1])-([.$A$1] * 0.75 * [.$E2])) * (1- ([.$B$1]*[.K$1]/100))" office:value-type="float" office:value="13.725" calcext:value-type="float">
            <text:p>13,725</text:p>
          </table:table-cell>
          <table:table-cell table:formula="of:=((0.75 * [.L$1])-([.$A$1] * 0.75 * [.$E2])) * (1- ([.$B$1]*[.L$1]/100))" office:value-type="float" office:value="14.30625" calcext:value-type="float">
            <text:p>14,30625</text:p>
          </table:table-cell>
          <table:table-cell table:formula="of:=((0.75 * [.M$1])-([.$A$1] * 0.75 * [.$E2])) * (1- ([.$B$1]*[.M$1]/100))" office:value-type="float" office:value="14.4" calcext:value-type="float">
            <text:p>14,4</text:p>
          </table:table-cell>
          <table:table-cell table:formula="of:=((0.75 * [.N$1])-([.$A$1] * 0.75 * [.$E2])) * (1- ([.$B$1]*[.N$1]/100))" office:value-type="float" office:value="14.00625" calcext:value-type="float">
            <text:p>14,00625</text:p>
          </table:table-cell>
          <table:table-cell table:formula="of:=((0.75 * [.O$1])-([.$A$1] * 0.75 * [.$E2])) * (1- ([.$B$1]*[.O$1]/100))" office:value-type="float" office:value="13.125" calcext:value-type="float">
            <text:p>13,125</text:p>
          </table:table-cell>
          <table:table-cell table:formula="of:=((0.75 * [.P$1])-([.$A$1] * 0.75 * [.$E2])) * (1- ([.$B$1]*[.P$1]/100))" office:value-type="float" office:value="11.75625" calcext:value-type="float">
            <text:p>11,75625</text:p>
          </table:table-cell>
          <table:table-cell table:formula="of:=((0.75 * [.Q$1])-([.$A$1] * 0.75 * [.$E2])) * (1- ([.$B$1]*[.Q$1]/100))" office:value-type="float" office:value="9.9" calcext:value-type="float">
            <text:p>9,9</text:p>
          </table:table-cell>
          <table:table-cell table:formula="of:=((0.75 * [.R$1])-([.$A$1] * 0.75 * [.$E2])) * (1- ([.$B$1]*[.R$1]/100))" office:value-type="float" office:value="7.55625" calcext:value-type="float">
            <text:p>7,55625</text:p>
          </table:table-cell>
          <table:table-cell table:formula="of:=((0.75 * [.S$1])-([.$A$1] * 0.75 * [.$E2])) * (1- ([.$B$1]*[.S$1]/100))" office:value-type="float" office:value="4.725" calcext:value-type="float">
            <text:p>4,725</text:p>
          </table:table-cell>
          <table:table-cell table:formula="of:=((0.75 * [.T$1])-([.$A$1] * 0.75 * [.$E2])) * (1- ([.$B$1]*[.T$1]/100))" office:value-type="float" office:value="1.40625" calcext:value-type="float">
            <text:p>1,40625</text:p>
          </table:table-cell>
          <table:table-cell table:formula="of:=((0.75 * [.U$1])-([.$A$1] * 0.75 * [.$E2])) * (1- ([.$B$1]*[.U$1]/100))" office:value-type="float" office:value="-2.4" calcext:value-type="float">
            <text:p>-2,4</text:p>
          </table:table-cell>
          <table:table-cell table:formula="of:=((0.75 * [.V$1])-([.$A$1] * 0.75 * [.$E2])) * (1- ([.$B$1]*[.V$1]/100))" office:value-type="float" office:value="-6.69375" calcext:value-type="float">
            <text:p>-6,69375</text:p>
          </table:table-cell>
          <table:table-cell table:formula="of:=((0.75 * [.W$1])-([.$A$1] * 0.75 * [.$E2])) * (1- ([.$B$1]*[.W$1]/100))" office:value-type="float" office:value="-11.475" calcext:value-type="float">
            <text:p>-11,475</text:p>
          </table:table-cell>
          <table:table-cell table:formula="of:=((0.75 * [.X$1])-([.$A$1] * 0.75 * [.$E2])) * (1- ([.$B$1]*[.X$1]/100))" office:value-type="float" office:value="-16.74375" calcext:value-type="float">
            <text:p>-16,74375</text:p>
          </table:table-cell>
          <table:table-cell table:formula="of:=((0.75 * [.Y$1])-([.$A$1] * 0.75 * [.$E2])) * (1- ([.$B$1]*[.Y$1]/100))" office:value-type="float" office:value="-22.5" calcext:value-type="float">
            <text:p>-22,5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table:formula="of:=((0.75 * [.F$1])-([.$A$1] * 0.75 * [.$E3])) * (1- ([.$B$1]*[.F$1]/100))" office:value-type="float" office:value="2.10375" calcext:value-type="float">
            <text:p>2,10375</text:p>
          </table:table-cell>
          <table:table-cell table:formula="of:=((0.75 * [.G$1])-([.$A$1] * 0.75 * [.$E3])) * (1- ([.$B$1]*[.G$1]/100))" office:value-type="float" office:value="5.22" calcext:value-type="float">
            <text:p>5,22</text:p>
          </table:table-cell>
          <table:table-cell table:formula="of:=((0.75 * [.H$1])-([.$A$1] * 0.75 * [.$E3])) * (1- ([.$B$1]*[.H$1]/100))" office:value-type="float" office:value="7.84875" calcext:value-type="float">
            <text:p>7,84875</text:p>
          </table:table-cell>
          <table:table-cell table:formula="of:=((0.75 * [.I$1])-([.$A$1] * 0.75 * [.$E3])) * (1- ([.$B$1]*[.I$1]/100))" office:value-type="float" office:value="9.99" calcext:value-type="float">
            <text:p>9,99</text:p>
          </table:table-cell>
          <table:table-cell table:formula="of:=((0.75 * [.J$1])-([.$A$1] * 0.75 * [.$E3])) * (1- ([.$B$1]*[.J$1]/100))" office:value-type="float" office:value="11.64375" calcext:value-type="float">
            <text:p>11,64375</text:p>
          </table:table-cell>
          <table:table-cell table:formula="of:=((0.75 * [.K$1])-([.$A$1] * 0.75 * [.$E3])) * (1- ([.$B$1]*[.K$1]/100))" office:value-type="float" office:value="12.81" calcext:value-type="float">
            <text:p>12,81</text:p>
          </table:table-cell>
          <table:table-cell table:formula="of:=((0.75 * [.L$1])-([.$A$1] * 0.75 * [.$E3])) * (1- ([.$B$1]*[.L$1]/100))" office:value-type="float" office:value="13.48875" calcext:value-type="float">
            <text:p>13,48875</text:p>
          </table:table-cell>
          <table:table-cell table:formula="of:=((0.75 * [.M$1])-([.$A$1] * 0.75 * [.$E3])) * (1- ([.$B$1]*[.M$1]/100))" office:value-type="float" office:value="13.68" calcext:value-type="float">
            <text:p>13,68</text:p>
          </table:table-cell>
          <table:table-cell table:formula="of:=((0.75 * [.N$1])-([.$A$1] * 0.75 * [.$E3])) * (1- ([.$B$1]*[.N$1]/100))" office:value-type="float" office:value="13.38375" calcext:value-type="float">
            <text:p>13,38375</text:p>
          </table:table-cell>
          <table:table-cell table:formula="of:=((0.75 * [.O$1])-([.$A$1] * 0.75 * [.$E3])) * (1- ([.$B$1]*[.O$1]/100))" office:value-type="float" office:value="12.6" calcext:value-type="float">
            <text:p>12,6</text:p>
          </table:table-cell>
          <table:table-cell table:formula="of:=((0.75 * [.P$1])-([.$A$1] * 0.75 * [.$E3])) * (1- ([.$B$1]*[.P$1]/100))" office:value-type="float" office:value="11.32875" calcext:value-type="float">
            <text:p>11,32875</text:p>
          </table:table-cell>
          <table:table-cell table:formula="of:=((0.75 * [.Q$1])-([.$A$1] * 0.75 * [.$E3])) * (1- ([.$B$1]*[.Q$1]/100))" office:value-type="float" office:value="9.57" calcext:value-type="float">
            <text:p>9,57</text:p>
          </table:table-cell>
          <table:table-cell table:formula="of:=((0.75 * [.R$1])-([.$A$1] * 0.75 * [.$E3])) * (1- ([.$B$1]*[.R$1]/100))" office:value-type="float" office:value="7.32375" calcext:value-type="float">
            <text:p>7,32375</text:p>
          </table:table-cell>
          <table:table-cell table:formula="of:=((0.75 * [.S$1])-([.$A$1] * 0.75 * [.$E3])) * (1- ([.$B$1]*[.S$1]/100))" office:value-type="float" office:value="4.59" calcext:value-type="float">
            <text:p>4,59</text:p>
          </table:table-cell>
          <table:table-cell table:formula="of:=((0.75 * [.T$1])-([.$A$1] * 0.75 * [.$E3])) * (1- ([.$B$1]*[.T$1]/100))" office:value-type="float" office:value="1.36875" calcext:value-type="float">
            <text:p>1,36875</text:p>
          </table:table-cell>
          <table:table-cell table:formula="of:=((0.75 * [.U$1])-([.$A$1] * 0.75 * [.$E3])) * (1- ([.$B$1]*[.U$1]/100))" office:value-type="float" office:value="-2.34" calcext:value-type="float">
            <text:p>-2,34</text:p>
          </table:table-cell>
          <table:table-cell table:formula="of:=((0.75 * [.V$1])-([.$A$1] * 0.75 * [.$E3])) * (1- ([.$B$1]*[.V$1]/100))" office:value-type="float" office:value="-6.53625" calcext:value-type="float">
            <text:p>-6,53625</text:p>
          </table:table-cell>
          <table:table-cell table:formula="of:=((0.75 * [.W$1])-([.$A$1] * 0.75 * [.$E3])) * (1- ([.$B$1]*[.W$1]/100))" office:value-type="float" office:value="-11.22" calcext:value-type="float">
            <text:p>-11,22</text:p>
          </table:table-cell>
          <table:table-cell table:formula="of:=((0.75 * [.X$1])-([.$A$1] * 0.75 * [.$E3])) * (1- ([.$B$1]*[.X$1]/100))" office:value-type="float" office:value="-16.39125" calcext:value-type="float">
            <text:p>-16,39125</text:p>
          </table:table-cell>
          <table:table-cell table:formula="of:=((0.75 * [.Y$1])-([.$A$1] * 0.75 * [.$E3])) * (1- ([.$B$1]*[.Y$1]/100))" office:value-type="float" office:value="-22.05" calcext:value-type="float">
            <text:p>-22,05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10" calcext:value-type="float">
            <text:p>10</text:p>
          </table:table-cell>
          <table:table-cell table:formula="of:=((0.75 * [.F$1])-([.$A$1] * 0.75 * [.$E4])) * (1- ([.$B$1]*[.F$1]/100))" office:value-type="float" office:value="0.70125" calcext:value-type="float">
            <text:p>0,70125</text:p>
          </table:table-cell>
          <table:table-cell table:formula="of:=((0.75 * [.G$1])-([.$A$1] * 0.75 * [.$E4])) * (1- ([.$B$1]*[.G$1]/100))" office:value-type="float" office:value="3.915" calcext:value-type="float">
            <text:p>3,915</text:p>
          </table:table-cell>
          <table:table-cell table:formula="of:=((0.75 * [.H$1])-([.$A$1] * 0.75 * [.$E4])) * (1- ([.$B$1]*[.H$1]/100))" office:value-type="float" office:value="6.64125" calcext:value-type="float">
            <text:p>6,64125</text:p>
          </table:table-cell>
          <table:table-cell table:formula="of:=((0.75 * [.I$1])-([.$A$1] * 0.75 * [.$E4])) * (1- ([.$B$1]*[.I$1]/100))" office:value-type="float" office:value="8.88" calcext:value-type="float">
            <text:p>8,88</text:p>
          </table:table-cell>
          <table:table-cell table:formula="of:=((0.75 * [.J$1])-([.$A$1] * 0.75 * [.$E4])) * (1- ([.$B$1]*[.J$1]/100))" office:value-type="float" office:value="10.63125" calcext:value-type="float">
            <text:p>10,63125</text:p>
          </table:table-cell>
          <table:table-cell table:formula="of:=((0.75 * [.K$1])-([.$A$1] * 0.75 * [.$E4])) * (1- ([.$B$1]*[.K$1]/100))" office:value-type="float" office:value="11.895" calcext:value-type="float">
            <text:p>11,895</text:p>
          </table:table-cell>
          <table:table-cell table:formula="of:=((0.75 * [.L$1])-([.$A$1] * 0.75 * [.$E4])) * (1- ([.$B$1]*[.L$1]/100))" office:value-type="float" office:value="12.67125" calcext:value-type="float">
            <text:p>12,67125</text:p>
          </table:table-cell>
          <table:table-cell table:formula="of:=((0.75 * [.M$1])-([.$A$1] * 0.75 * [.$E4])) * (1- ([.$B$1]*[.M$1]/100))" office:value-type="float" office:value="12.96" calcext:value-type="float">
            <text:p>12,96</text:p>
          </table:table-cell>
          <table:table-cell table:formula="of:=((0.75 * [.N$1])-([.$A$1] * 0.75 * [.$E4])) * (1- ([.$B$1]*[.N$1]/100))" office:value-type="float" office:value="12.76125" calcext:value-type="float">
            <text:p>12,76125</text:p>
          </table:table-cell>
          <table:table-cell table:formula="of:=((0.75 * [.O$1])-([.$A$1] * 0.75 * [.$E4])) * (1- ([.$B$1]*[.O$1]/100))" office:value-type="float" office:value="12.075" calcext:value-type="float">
            <text:p>12,075</text:p>
          </table:table-cell>
          <table:table-cell table:formula="of:=((0.75 * [.P$1])-([.$A$1] * 0.75 * [.$E4])) * (1- ([.$B$1]*[.P$1]/100))" office:value-type="float" office:value="10.90125" calcext:value-type="float">
            <text:p>10,90125</text:p>
          </table:table-cell>
          <table:table-cell table:formula="of:=((0.75 * [.Q$1])-([.$A$1] * 0.75 * [.$E4])) * (1- ([.$B$1]*[.Q$1]/100))" office:value-type="float" office:value="9.24" calcext:value-type="float">
            <text:p>9,24</text:p>
          </table:table-cell>
          <table:table-cell table:formula="of:=((0.75 * [.R$1])-([.$A$1] * 0.75 * [.$E4])) * (1- ([.$B$1]*[.R$1]/100))" office:value-type="float" office:value="7.09125" calcext:value-type="float">
            <text:p>7,09125</text:p>
          </table:table-cell>
          <table:table-cell table:formula="of:=((0.75 * [.S$1])-([.$A$1] * 0.75 * [.$E4])) * (1- ([.$B$1]*[.S$1]/100))" office:value-type="float" office:value="4.455" calcext:value-type="float">
            <text:p>4,455</text:p>
          </table:table-cell>
          <table:table-cell table:formula="of:=((0.75 * [.T$1])-([.$A$1] * 0.75 * [.$E4])) * (1- ([.$B$1]*[.T$1]/100))" office:value-type="float" office:value="1.33125" calcext:value-type="float">
            <text:p>1,33125</text:p>
          </table:table-cell>
          <table:table-cell table:formula="of:=((0.75 * [.U$1])-([.$A$1] * 0.75 * [.$E4])) * (1- ([.$B$1]*[.U$1]/100))" office:value-type="float" office:value="-2.28" calcext:value-type="float">
            <text:p>-2,28</text:p>
          </table:table-cell>
          <table:table-cell table:formula="of:=((0.75 * [.V$1])-([.$A$1] * 0.75 * [.$E4])) * (1- ([.$B$1]*[.V$1]/100))" office:value-type="float" office:value="-6.37875" calcext:value-type="float">
            <text:p>-6,37875</text:p>
          </table:table-cell>
          <table:table-cell table:formula="of:=((0.75 * [.W$1])-([.$A$1] * 0.75 * [.$E4])) * (1- ([.$B$1]*[.W$1]/100))" office:value-type="float" office:value="-10.965" calcext:value-type="float">
            <text:p>-10,965</text:p>
          </table:table-cell>
          <table:table-cell table:formula="of:=((0.75 * [.X$1])-([.$A$1] * 0.75 * [.$E4])) * (1- ([.$B$1]*[.X$1]/100))" office:value-type="float" office:value="-16.03875" calcext:value-type="float">
            <text:p>-16,03875</text:p>
          </table:table-cell>
          <table:table-cell table:formula="of:=((0.75 * [.Y$1])-([.$A$1] * 0.75 * [.$E4])) * (1- ([.$B$1]*[.Y$1]/100))" office:value-type="float" office:value="-21.6" calcext:value-type="float">
            <text:p>-21,6</text:p>
          </table:table-cell>
          <table:table-cell table:number-columns-repeated="5"/>
        </table:table-row>
        <table:table-row table:style-name="ro2">
          <table:table-cell office:value-type="float" office:value="1.15" calcext:value-type="float">
            <text:p>1,1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((0.75 * [.F$1])-([.$A$1] * 0.75 * [.$E5])) * (1- ([.$B$1]*[.F$1]/100))" office:value-type="float" office:value="-0.701250000000001" calcext:value-type="float">
            <text:p>-0,70125</text:p>
          </table:table-cell>
          <table:table-cell table:formula="of:=((0.75 * [.G$1])-([.$A$1] * 0.75 * [.$E5])) * (1- ([.$B$1]*[.G$1]/100))" office:value-type="float" office:value="2.61" calcext:value-type="float">
            <text:p>2,61</text:p>
          </table:table-cell>
          <table:table-cell table:formula="of:=((0.75 * [.H$1])-([.$A$1] * 0.75 * [.$E5])) * (1- ([.$B$1]*[.H$1]/100))" office:value-type="float" office:value="5.43375" calcext:value-type="float">
            <text:p>5,43375</text:p>
          </table:table-cell>
          <table:table-cell table:formula="of:=((0.75 * [.I$1])-([.$A$1] * 0.75 * [.$E5])) * (1- ([.$B$1]*[.I$1]/100))" office:value-type="float" office:value="7.77" calcext:value-type="float">
            <text:p>7,77</text:p>
          </table:table-cell>
          <table:table-cell table:formula="of:=((0.75 * [.J$1])-([.$A$1] * 0.75 * [.$E5])) * (1- ([.$B$1]*[.J$1]/100))" office:value-type="float" office:value="9.61875" calcext:value-type="float">
            <text:p>9,61875</text:p>
          </table:table-cell>
          <table:table-cell table:formula="of:=((0.75 * [.K$1])-([.$A$1] * 0.75 * [.$E5])) * (1- ([.$B$1]*[.K$1]/100))" office:value-type="float" office:value="10.98" calcext:value-type="float">
            <text:p>10,98</text:p>
          </table:table-cell>
          <table:table-cell table:formula="of:=((0.75 * [.L$1])-([.$A$1] * 0.75 * [.$E5])) * (1- ([.$B$1]*[.L$1]/100))" office:value-type="float" office:value="11.85375" calcext:value-type="float">
            <text:p>11,85375</text:p>
          </table:table-cell>
          <table:table-cell table:formula="of:=((0.75 * [.M$1])-([.$A$1] * 0.75 * [.$E5])) * (1- ([.$B$1]*[.M$1]/100))" office:value-type="float" office:value="12.24" calcext:value-type="float">
            <text:p>12,24</text:p>
          </table:table-cell>
          <table:table-cell table:formula="of:=((0.75 * [.N$1])-([.$A$1] * 0.75 * [.$E5])) * (1- ([.$B$1]*[.N$1]/100))" office:value-type="float" office:value="12.13875" calcext:value-type="float">
            <text:p>12,13875</text:p>
          </table:table-cell>
          <table:table-cell table:formula="of:=((0.75 * [.O$1])-([.$A$1] * 0.75 * [.$E5])) * (1- ([.$B$1]*[.O$1]/100))" office:value-type="float" office:value="11.55" calcext:value-type="float">
            <text:p>11,55</text:p>
          </table:table-cell>
          <table:table-cell table:formula="of:=((0.75 * [.P$1])-([.$A$1] * 0.75 * [.$E5])) * (1- ([.$B$1]*[.P$1]/100))" office:value-type="float" office:value="10.47375" calcext:value-type="float">
            <text:p>10,47375</text:p>
          </table:table-cell>
          <table:table-cell table:formula="of:=((0.75 * [.Q$1])-([.$A$1] * 0.75 * [.$E5])) * (1- ([.$B$1]*[.Q$1]/100))" office:value-type="float" office:value="8.91" calcext:value-type="float">
            <text:p>8,91</text:p>
          </table:table-cell>
          <table:table-cell table:formula="of:=((0.75 * [.R$1])-([.$A$1] * 0.75 * [.$E5])) * (1- ([.$B$1]*[.R$1]/100))" office:value-type="float" office:value="6.85875" calcext:value-type="float">
            <text:p>6,85875</text:p>
          </table:table-cell>
          <table:table-cell table:formula="of:=((0.75 * [.S$1])-([.$A$1] * 0.75 * [.$E5])) * (1- ([.$B$1]*[.S$1]/100))" office:value-type="float" office:value="4.32" calcext:value-type="float">
            <text:p>4,32</text:p>
          </table:table-cell>
          <table:table-cell table:formula="of:=((0.75 * [.T$1])-([.$A$1] * 0.75 * [.$E5])) * (1- ([.$B$1]*[.T$1]/100))" office:value-type="float" office:value="1.29375" calcext:value-type="float">
            <text:p>1,29375</text:p>
          </table:table-cell>
          <table:table-cell table:formula="of:=((0.75 * [.U$1])-([.$A$1] * 0.75 * [.$E5])) * (1- ([.$B$1]*[.U$1]/100))" office:value-type="float" office:value="-2.22" calcext:value-type="float">
            <text:p>-2,22</text:p>
          </table:table-cell>
          <table:table-cell table:formula="of:=((0.75 * [.V$1])-([.$A$1] * 0.75 * [.$E5])) * (1- ([.$B$1]*[.V$1]/100))" office:value-type="float" office:value="-6.22125" calcext:value-type="float">
            <text:p>-6,22125</text:p>
          </table:table-cell>
          <table:table-cell table:formula="of:=((0.75 * [.W$1])-([.$A$1] * 0.75 * [.$E5])) * (1- ([.$B$1]*[.W$1]/100))" office:value-type="float" office:value="-10.71" calcext:value-type="float">
            <text:p>-10,71</text:p>
          </table:table-cell>
          <table:table-cell table:formula="of:=((0.75 * [.X$1])-([.$A$1] * 0.75 * [.$E5])) * (1- ([.$B$1]*[.X$1]/100))" office:value-type="float" office:value="-15.68625" calcext:value-type="float">
            <text:p>-15,68625</text:p>
          </table:table-cell>
          <table:table-cell table:formula="of:=((0.75 * [.Y$1])-([.$A$1] * 0.75 * [.$E5])) * (1- ([.$B$1]*[.Y$1]/100))" office:value-type="float" office:value="-21.15" calcext:value-type="float">
            <text:p>-21,15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0.75" calcext:value-type="float">
            <text:p>0,7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(0.75 * [.F$1])-([.$A$1] * 0.75 * [.$E6])) * (1- ([.$B$1]*[.F$1]/100))" office:value-type="float" office:value="-2.10375" calcext:value-type="float">
            <text:p>-2,10375</text:p>
          </table:table-cell>
          <table:table-cell table:formula="of:=((0.75 * [.G$1])-([.$A$1] * 0.75 * [.$E6])) * (1- ([.$B$1]*[.G$1]/100))" office:value-type="float" office:value="1.305" calcext:value-type="float">
            <text:p>1,305</text:p>
          </table:table-cell>
          <table:table-cell table:formula="of:=((0.75 * [.H$1])-([.$A$1] * 0.75 * [.$E6])) * (1- ([.$B$1]*[.H$1]/100))" office:value-type="float" office:value="4.22625" calcext:value-type="float">
            <text:p>4,22625</text:p>
          </table:table-cell>
          <table:table-cell table:formula="of:=((0.75 * [.I$1])-([.$A$1] * 0.75 * [.$E6])) * (1- ([.$B$1]*[.I$1]/100))" office:value-type="float" office:value="6.66" calcext:value-type="float">
            <text:p>6,66</text:p>
          </table:table-cell>
          <table:table-cell table:formula="of:=((0.75 * [.J$1])-([.$A$1] * 0.75 * [.$E6])) * (1- ([.$B$1]*[.J$1]/100))" office:value-type="float" office:value="8.60625" calcext:value-type="float">
            <text:p>8,60625</text:p>
          </table:table-cell>
          <table:table-cell table:formula="of:=((0.75 * [.K$1])-([.$A$1] * 0.75 * [.$E6])) * (1- ([.$B$1]*[.K$1]/100))" office:value-type="float" office:value="10.065" calcext:value-type="float">
            <text:p>10,065</text:p>
          </table:table-cell>
          <table:table-cell table:formula="of:=((0.75 * [.L$1])-([.$A$1] * 0.75 * [.$E6])) * (1- ([.$B$1]*[.L$1]/100))" office:value-type="float" office:value="11.03625" calcext:value-type="float">
            <text:p>11,03625</text:p>
          </table:table-cell>
          <table:table-cell table:formula="of:=((0.75 * [.M$1])-([.$A$1] * 0.75 * [.$E6])) * (1- ([.$B$1]*[.M$1]/100))" office:value-type="float" office:value="11.52" calcext:value-type="float">
            <text:p>11,52</text:p>
          </table:table-cell>
          <table:table-cell table:formula="of:=((0.75 * [.N$1])-([.$A$1] * 0.75 * [.$E6])) * (1- ([.$B$1]*[.N$1]/100))" office:value-type="float" office:value="11.51625" calcext:value-type="float">
            <text:p>11,51625</text:p>
          </table:table-cell>
          <table:table-cell table:formula="of:=((0.75 * [.O$1])-([.$A$1] * 0.75 * [.$E6])) * (1- ([.$B$1]*[.O$1]/100))" office:value-type="float" office:value="11.025" calcext:value-type="float">
            <text:p>11,025</text:p>
          </table:table-cell>
          <table:table-cell table:formula="of:=((0.75 * [.P$1])-([.$A$1] * 0.75 * [.$E6])) * (1- ([.$B$1]*[.P$1]/100))" office:value-type="float" office:value="10.04625" calcext:value-type="float">
            <text:p>10,04625</text:p>
          </table:table-cell>
          <table:table-cell table:formula="of:=((0.75 * [.Q$1])-([.$A$1] * 0.75 * [.$E6])) * (1- ([.$B$1]*[.Q$1]/100))" office:value-type="float" office:value="8.58" calcext:value-type="float">
            <text:p>8,58</text:p>
          </table:table-cell>
          <table:table-cell table:formula="of:=((0.75 * [.R$1])-([.$A$1] * 0.75 * [.$E6])) * (1- ([.$B$1]*[.R$1]/100))" office:value-type="float" office:value="6.62625" calcext:value-type="float">
            <text:p>6,62625</text:p>
          </table:table-cell>
          <table:table-cell table:formula="of:=((0.75 * [.S$1])-([.$A$1] * 0.75 * [.$E6])) * (1- ([.$B$1]*[.S$1]/100))" office:value-type="float" office:value="4.185" calcext:value-type="float">
            <text:p>4,185</text:p>
          </table:table-cell>
          <table:table-cell table:formula="of:=((0.75 * [.T$1])-([.$A$1] * 0.75 * [.$E6])) * (1- ([.$B$1]*[.T$1]/100))" office:value-type="float" office:value="1.25625" calcext:value-type="float">
            <text:p>1,25625</text:p>
          </table:table-cell>
          <table:table-cell table:formula="of:=((0.75 * [.U$1])-([.$A$1] * 0.75 * [.$E6])) * (1- ([.$B$1]*[.U$1]/100))" office:value-type="float" office:value="-2.16" calcext:value-type="float">
            <text:p>-2,16</text:p>
          </table:table-cell>
          <table:table-cell table:formula="of:=((0.75 * [.V$1])-([.$A$1] * 0.75 * [.$E6])) * (1- ([.$B$1]*[.V$1]/100))" office:value-type="float" office:value="-6.06375" calcext:value-type="float">
            <text:p>-6,06375</text:p>
          </table:table-cell>
          <table:table-cell table:formula="of:=((0.75 * [.W$1])-([.$A$1] * 0.75 * [.$E6])) * (1- ([.$B$1]*[.W$1]/100))" office:value-type="float" office:value="-10.455" calcext:value-type="float">
            <text:p>-10,455</text:p>
          </table:table-cell>
          <table:table-cell table:formula="of:=((0.75 * [.X$1])-([.$A$1] * 0.75 * [.$E6])) * (1- ([.$B$1]*[.X$1]/100))" office:value-type="float" office:value="-15.33375" calcext:value-type="float">
            <text:p>-15,33375</text:p>
          </table:table-cell>
          <table:table-cell table:formula="of:=((0.75 * [.Y$1])-([.$A$1] * 0.75 * [.$E6])) * (1- ([.$B$1]*[.Y$1]/100))" office:value-type="float" office:value="-20.7" calcext:value-type="float">
            <text:p>-20,7</text:p>
          </table:table-cell>
          <table:table-cell table:number-columns-repeated="5"/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((0.75 * [.F$1])-([.$A$1] * 0.75 * [.$E7])) * (1- ([.$B$1]*[.F$1]/100))" office:value-type="float" office:value="-3.50625" calcext:value-type="float">
            <text:p>-3,50625</text:p>
          </table:table-cell>
          <table:table-cell table:formula="of:=((0.75 * [.G$1])-([.$A$1] * 0.75 * [.$E7])) * (1- ([.$B$1]*[.G$1]/100))" office:value-type="float" office:value="0" calcext:value-type="float">
            <text:p>0</text:p>
          </table:table-cell>
          <table:table-cell table:formula="of:=((0.75 * [.H$1])-([.$A$1] * 0.75 * [.$E7])) * (1- ([.$B$1]*[.H$1]/100))" office:value-type="float" office:value="3.01875" calcext:value-type="float">
            <text:p>3,01875</text:p>
          </table:table-cell>
          <table:table-cell table:formula="of:=((0.75 * [.I$1])-([.$A$1] * 0.75 * [.$E7])) * (1- ([.$B$1]*[.I$1]/100))" office:value-type="float" office:value="5.55" calcext:value-type="float">
            <text:p>5,55</text:p>
          </table:table-cell>
          <table:table-cell table:formula="of:=((0.75 * [.J$1])-([.$A$1] * 0.75 * [.$E7])) * (1- ([.$B$1]*[.J$1]/100))" office:value-type="float" office:value="7.59375" calcext:value-type="float">
            <text:p>7,59375</text:p>
          </table:table-cell>
          <table:table-cell table:formula="of:=((0.75 * [.K$1])-([.$A$1] * 0.75 * [.$E7])) * (1- ([.$B$1]*[.K$1]/100))" office:value-type="float" office:value="9.15" calcext:value-type="float">
            <text:p>9,15</text:p>
          </table:table-cell>
          <table:table-cell table:formula="of:=((0.75 * [.L$1])-([.$A$1] * 0.75 * [.$E7])) * (1- ([.$B$1]*[.L$1]/100))" office:value-type="float" office:value="10.21875" calcext:value-type="float">
            <text:p>10,21875</text:p>
          </table:table-cell>
          <table:table-cell table:formula="of:=((0.75 * [.M$1])-([.$A$1] * 0.75 * [.$E7])) * (1- ([.$B$1]*[.M$1]/100))" office:value-type="float" office:value="10.8" calcext:value-type="float">
            <text:p>10,8</text:p>
          </table:table-cell>
          <table:table-cell table:formula="of:=((0.75 * [.N$1])-([.$A$1] * 0.75 * [.$E7])) * (1- ([.$B$1]*[.N$1]/100))" office:value-type="float" office:value="10.89375" calcext:value-type="float">
            <text:p>10,89375</text:p>
          </table:table-cell>
          <table:table-cell table:formula="of:=((0.75 * [.O$1])-([.$A$1] * 0.75 * [.$E7])) * (1- ([.$B$1]*[.O$1]/100))" office:value-type="float" office:value="10.5" calcext:value-type="float">
            <text:p>10,5</text:p>
          </table:table-cell>
          <table:table-cell table:formula="of:=((0.75 * [.P$1])-([.$A$1] * 0.75 * [.$E7])) * (1- ([.$B$1]*[.P$1]/100))" office:value-type="float" office:value="9.61875" calcext:value-type="float">
            <text:p>9,61875</text:p>
          </table:table-cell>
          <table:table-cell table:formula="of:=((0.75 * [.Q$1])-([.$A$1] * 0.75 * [.$E7])) * (1- ([.$B$1]*[.Q$1]/100))" office:value-type="float" office:value="8.25" calcext:value-type="float">
            <text:p>8,25</text:p>
          </table:table-cell>
          <table:table-cell table:formula="of:=((0.75 * [.R$1])-([.$A$1] * 0.75 * [.$E7])) * (1- ([.$B$1]*[.R$1]/100))" office:value-type="float" office:value="6.39375" calcext:value-type="float">
            <text:p>6,39375</text:p>
          </table:table-cell>
          <table:table-cell table:formula="of:=((0.75 * [.S$1])-([.$A$1] * 0.75 * [.$E7])) * (1- ([.$B$1]*[.S$1]/100))" office:value-type="float" office:value="4.05" calcext:value-type="float">
            <text:p>4,05</text:p>
          </table:table-cell>
          <table:table-cell table:formula="of:=((0.75 * [.T$1])-([.$A$1] * 0.75 * [.$E7])) * (1- ([.$B$1]*[.T$1]/100))" office:value-type="float" office:value="1.21875" calcext:value-type="float">
            <text:p>1,21875</text:p>
          </table:table-cell>
          <table:table-cell table:formula="of:=((0.75 * [.U$1])-([.$A$1] * 0.75 * [.$E7])) * (1- ([.$B$1]*[.U$1]/100))" office:value-type="float" office:value="-2.1" calcext:value-type="float">
            <text:p>-2,1</text:p>
          </table:table-cell>
          <table:table-cell table:formula="of:=((0.75 * [.V$1])-([.$A$1] * 0.75 * [.$E7])) * (1- ([.$B$1]*[.V$1]/100))" office:value-type="float" office:value="-5.90625" calcext:value-type="float">
            <text:p>-5,90625</text:p>
          </table:table-cell>
          <table:table-cell table:formula="of:=((0.75 * [.W$1])-([.$A$1] * 0.75 * [.$E7])) * (1- ([.$B$1]*[.W$1]/100))" office:value-type="float" office:value="-10.2" calcext:value-type="float">
            <text:p>-10,2</text:p>
          </table:table-cell>
          <table:table-cell table:formula="of:=((0.75 * [.X$1])-([.$A$1] * 0.75 * [.$E7])) * (1- ([.$B$1]*[.X$1]/100))" office:value-type="float" office:value="-14.98125" calcext:value-type="float">
            <text:p>-14,98125</text:p>
          </table:table-cell>
          <table:table-cell table:formula="of:=((0.75 * [.Y$1])-([.$A$1] * 0.75 * [.$E7])) * (1- ([.$B$1]*[.Y$1]/100))" office:value-type="float" office:value="-20.25" calcext:value-type="float">
            <text:p>-20,25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30" calcext:value-type="float">
            <text:p>30</text:p>
          </table:table-cell>
          <table:table-cell table:formula="of:=((0.75 * [.F$1])-([.$A$1] * 0.75 * [.$E8])) * (1- ([.$B$1]*[.F$1]/100))" office:value-type="float" office:value="-4.90875" calcext:value-type="float">
            <text:p>-4,90875</text:p>
          </table:table-cell>
          <table:table-cell table:formula="of:=((0.75 * [.G$1])-([.$A$1] * 0.75 * [.$E8])) * (1- ([.$B$1]*[.G$1]/100))" office:value-type="float" office:value="-1.305" calcext:value-type="float">
            <text:p>-1,305</text:p>
          </table:table-cell>
          <table:table-cell table:formula="of:=((0.75 * [.H$1])-([.$A$1] * 0.75 * [.$E8])) * (1- ([.$B$1]*[.H$1]/100))" office:value-type="float" office:value="1.81125" calcext:value-type="float">
            <text:p>1,81125</text:p>
          </table:table-cell>
          <table:table-cell table:formula="of:=((0.75 * [.I$1])-([.$A$1] * 0.75 * [.$E8])) * (1- ([.$B$1]*[.I$1]/100))" office:value-type="float" office:value="4.44" calcext:value-type="float">
            <text:p>4,44</text:p>
          </table:table-cell>
          <table:table-cell table:formula="of:=((0.75 * [.J$1])-([.$A$1] * 0.75 * [.$E8])) * (1- ([.$B$1]*[.J$1]/100))" office:value-type="float" office:value="6.58125" calcext:value-type="float">
            <text:p>6,58125</text:p>
          </table:table-cell>
          <table:table-cell table:formula="of:=((0.75 * [.K$1])-([.$A$1] * 0.75 * [.$E8])) * (1- ([.$B$1]*[.K$1]/100))" office:value-type="float" office:value="8.235" calcext:value-type="float">
            <text:p>8,235</text:p>
          </table:table-cell>
          <table:table-cell table:formula="of:=((0.75 * [.L$1])-([.$A$1] * 0.75 * [.$E8])) * (1- ([.$B$1]*[.L$1]/100))" office:value-type="float" office:value="9.40125" calcext:value-type="float">
            <text:p>9,40125</text:p>
          </table:table-cell>
          <table:table-cell table:formula="of:=((0.75 * [.M$1])-([.$A$1] * 0.75 * [.$E8])) * (1- ([.$B$1]*[.M$1]/100))" office:value-type="float" office:value="10.08" calcext:value-type="float">
            <text:p>10,08</text:p>
          </table:table-cell>
          <table:table-cell table:formula="of:=((0.75 * [.N$1])-([.$A$1] * 0.75 * [.$E8])) * (1- ([.$B$1]*[.N$1]/100))" office:value-type="float" office:value="10.27125" calcext:value-type="float">
            <text:p>10,27125</text:p>
          </table:table-cell>
          <table:table-cell table:formula="of:=((0.75 * [.O$1])-([.$A$1] * 0.75 * [.$E8])) * (1- ([.$B$1]*[.O$1]/100))" office:value-type="float" office:value="9.975" calcext:value-type="float">
            <text:p>9,975</text:p>
          </table:table-cell>
          <table:table-cell table:formula="of:=((0.75 * [.P$1])-([.$A$1] * 0.75 * [.$E8])) * (1- ([.$B$1]*[.P$1]/100))" office:value-type="float" office:value="9.19125" calcext:value-type="float">
            <text:p>9,19125</text:p>
          </table:table-cell>
          <table:table-cell table:formula="of:=((0.75 * [.Q$1])-([.$A$1] * 0.75 * [.$E8])) * (1- ([.$B$1]*[.Q$1]/100))" office:value-type="float" office:value="7.92" calcext:value-type="float">
            <text:p>7,92</text:p>
          </table:table-cell>
          <table:table-cell table:formula="of:=((0.75 * [.R$1])-([.$A$1] * 0.75 * [.$E8])) * (1- ([.$B$1]*[.R$1]/100))" office:value-type="float" office:value="6.16125" calcext:value-type="float">
            <text:p>6,16125</text:p>
          </table:table-cell>
          <table:table-cell table:formula="of:=((0.75 * [.S$1])-([.$A$1] * 0.75 * [.$E8])) * (1- ([.$B$1]*[.S$1]/100))" office:value-type="float" office:value="3.915" calcext:value-type="float">
            <text:p>3,915</text:p>
          </table:table-cell>
          <table:table-cell table:formula="of:=((0.75 * [.T$1])-([.$A$1] * 0.75 * [.$E8])) * (1- ([.$B$1]*[.T$1]/100))" office:value-type="float" office:value="1.18125" calcext:value-type="float">
            <text:p>1,18125</text:p>
          </table:table-cell>
          <table:table-cell table:formula="of:=((0.75 * [.U$1])-([.$A$1] * 0.75 * [.$E8])) * (1- ([.$B$1]*[.U$1]/100))" office:value-type="float" office:value="-2.04" calcext:value-type="float">
            <text:p>-2,04</text:p>
          </table:table-cell>
          <table:table-cell table:formula="of:=((0.75 * [.V$1])-([.$A$1] * 0.75 * [.$E8])) * (1- ([.$B$1]*[.V$1]/100))" office:value-type="float" office:value="-5.74875" calcext:value-type="float">
            <text:p>-5,74875</text:p>
          </table:table-cell>
          <table:table-cell table:formula="of:=((0.75 * [.W$1])-([.$A$1] * 0.75 * [.$E8])) * (1- ([.$B$1]*[.W$1]/100))" office:value-type="float" office:value="-9.945" calcext:value-type="float">
            <text:p>-9,945</text:p>
          </table:table-cell>
          <table:table-cell table:formula="of:=((0.75 * [.X$1])-([.$A$1] * 0.75 * [.$E8])) * (1- ([.$B$1]*[.X$1]/100))" office:value-type="float" office:value="-14.62875" calcext:value-type="float">
            <text:p>-14,62875</text:p>
          </table:table-cell>
          <table:table-cell table:formula="of:=((0.75 * [.Y$1])-([.$A$1] * 0.75 * [.$E8])) * (1- ([.$B$1]*[.Y$1]/100))" office:value-type="float" office:value="-19.8" calcext:value-type="float">
            <text:p>-19,8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extra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((0.75 * [.F$1])-([.$A$1] * 0.75 * [.$E9])) * (1- ([.$B$1]*[.F$1]/100))" office:value-type="float" office:value="-6.31125" calcext:value-type="float">
            <text:p>-6,31125</text:p>
          </table:table-cell>
          <table:table-cell table:formula="of:=((0.75 * [.G$1])-([.$A$1] * 0.75 * [.$E9])) * (1- ([.$B$1]*[.G$1]/100))" office:value-type="float" office:value="-2.61" calcext:value-type="float">
            <text:p>-2,61</text:p>
          </table:table-cell>
          <table:table-cell table:formula="of:=((0.75 * [.H$1])-([.$A$1] * 0.75 * [.$E9])) * (1- ([.$B$1]*[.H$1]/100))" office:value-type="float" office:value="0.603749999999999" calcext:value-type="float">
            <text:p>0,60375</text:p>
          </table:table-cell>
          <table:table-cell table:formula="of:=((0.75 * [.I$1])-([.$A$1] * 0.75 * [.$E9])) * (1- ([.$B$1]*[.I$1]/100))" office:value-type="float" office:value="3.33" calcext:value-type="float">
            <text:p>3,33</text:p>
          </table:table-cell>
          <table:table-cell table:formula="of:=((0.75 * [.J$1])-([.$A$1] * 0.75 * [.$E9])) * (1- ([.$B$1]*[.J$1]/100))" office:value-type="float" office:value="5.56875" calcext:value-type="float">
            <text:p>5,56875</text:p>
          </table:table-cell>
          <table:table-cell table:formula="of:=((0.75 * [.K$1])-([.$A$1] * 0.75 * [.$E9])) * (1- ([.$B$1]*[.K$1]/100))" office:value-type="float" office:value="7.32" calcext:value-type="float">
            <text:p>7,32</text:p>
          </table:table-cell>
          <table:table-cell table:formula="of:=((0.75 * [.L$1])-([.$A$1] * 0.75 * [.$E9])) * (1- ([.$B$1]*[.L$1]/100))" office:value-type="float" office:value="8.58375" calcext:value-type="float">
            <text:p>8,58375</text:p>
          </table:table-cell>
          <table:table-cell table:formula="of:=((0.75 * [.M$1])-([.$A$1] * 0.75 * [.$E9])) * (1- ([.$B$1]*[.M$1]/100))" office:value-type="float" office:value="9.36" calcext:value-type="float">
            <text:p>9,36</text:p>
          </table:table-cell>
          <table:table-cell table:formula="of:=((0.75 * [.N$1])-([.$A$1] * 0.75 * [.$E9])) * (1- ([.$B$1]*[.N$1]/100))" office:value-type="float" office:value="9.64875" calcext:value-type="float">
            <text:p>9,64875</text:p>
          </table:table-cell>
          <table:table-cell table:formula="of:=((0.75 * [.O$1])-([.$A$1] * 0.75 * [.$E9])) * (1- ([.$B$1]*[.O$1]/100))" office:value-type="float" office:value="9.45" calcext:value-type="float">
            <text:p>9,45</text:p>
          </table:table-cell>
          <table:table-cell table:formula="of:=((0.75 * [.P$1])-([.$A$1] * 0.75 * [.$E9])) * (1- ([.$B$1]*[.P$1]/100))" office:value-type="float" office:value="8.76375" calcext:value-type="float">
            <text:p>8,76375</text:p>
          </table:table-cell>
          <table:table-cell table:formula="of:=((0.75 * [.Q$1])-([.$A$1] * 0.75 * [.$E9])) * (1- ([.$B$1]*[.Q$1]/100))" office:value-type="float" office:value="7.59" calcext:value-type="float">
            <text:p>7,59</text:p>
          </table:table-cell>
          <table:table-cell table:formula="of:=((0.75 * [.R$1])-([.$A$1] * 0.75 * [.$E9])) * (1- ([.$B$1]*[.R$1]/100))" office:value-type="float" office:value="5.92875" calcext:value-type="float">
            <text:p>5,92875</text:p>
          </table:table-cell>
          <table:table-cell table:formula="of:=((0.75 * [.S$1])-([.$A$1] * 0.75 * [.$E9])) * (1- ([.$B$1]*[.S$1]/100))" office:value-type="float" office:value="3.78" calcext:value-type="float">
            <text:p>3,78</text:p>
          </table:table-cell>
          <table:table-cell table:formula="of:=((0.75 * [.T$1])-([.$A$1] * 0.75 * [.$E9])) * (1- ([.$B$1]*[.T$1]/100))" office:value-type="float" office:value="1.14375" calcext:value-type="float">
            <text:p>1,14375</text:p>
          </table:table-cell>
          <table:table-cell table:formula="of:=((0.75 * [.U$1])-([.$A$1] * 0.75 * [.$E9])) * (1- ([.$B$1]*[.U$1]/100))" office:value-type="float" office:value="-1.98" calcext:value-type="float">
            <text:p>-1,98</text:p>
          </table:table-cell>
          <table:table-cell table:formula="of:=((0.75 * [.V$1])-([.$A$1] * 0.75 * [.$E9])) * (1- ([.$B$1]*[.V$1]/100))" office:value-type="float" office:value="-5.59125" calcext:value-type="float">
            <text:p>-5,59125</text:p>
          </table:table-cell>
          <table:table-cell table:formula="of:=((0.75 * [.W$1])-([.$A$1] * 0.75 * [.$E9])) * (1- ([.$B$1]*[.W$1]/100))" office:value-type="float" office:value="-9.69" calcext:value-type="float">
            <text:p>-9,69</text:p>
          </table:table-cell>
          <table:table-cell table:formula="of:=((0.75 * [.X$1])-([.$A$1] * 0.75 * [.$E9])) * (1- ([.$B$1]*[.X$1]/100))" office:value-type="float" office:value="-14.27625" calcext:value-type="float">
            <text:p>-14,27625</text:p>
          </table:table-cell>
          <table:table-cell table:formula="of:=((0.75 * [.Y$1])-([.$A$1] * 0.75 * [.$E9])) * (1- ([.$B$1]*[.Y$1]/100))" office:value-type="float" office:value="-19.35" calcext:value-type="float">
            <text:p>-19,35</text:p>
          </table:table-cell>
          <table:table-cell table:number-columns-repeated="5"/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(0.75 * [.F$1])-([.$A$1] * 0.75 * [.$E10])) * (1- ([.$B$1]*[.F$1]/100))" office:value-type="float" office:value="-7.71375" calcext:value-type="float">
            <text:p>-7,71375</text:p>
          </table:table-cell>
          <table:table-cell table:formula="of:=((0.75 * [.G$1])-([.$A$1] * 0.75 * [.$E10])) * (1- ([.$B$1]*[.G$1]/100))" office:value-type="float" office:value="-3.915" calcext:value-type="float">
            <text:p>-3,915</text:p>
          </table:table-cell>
          <table:table-cell table:formula="of:=((0.75 * [.H$1])-([.$A$1] * 0.75 * [.$E10])) * (1- ([.$B$1]*[.H$1]/100))" office:value-type="float" office:value="-0.603750000000001" calcext:value-type="float">
            <text:p>-0,60375</text:p>
          </table:table-cell>
          <table:table-cell table:formula="of:=((0.75 * [.I$1])-([.$A$1] * 0.75 * [.$E10])) * (1- ([.$B$1]*[.I$1]/100))" office:value-type="float" office:value="2.22" calcext:value-type="float">
            <text:p>2,22</text:p>
          </table:table-cell>
          <table:table-cell table:formula="of:=((0.75 * [.J$1])-([.$A$1] * 0.75 * [.$E10])) * (1- ([.$B$1]*[.J$1]/100))" office:value-type="float" office:value="4.55625" calcext:value-type="float">
            <text:p>4,55625</text:p>
          </table:table-cell>
          <table:table-cell table:formula="of:=((0.75 * [.K$1])-([.$A$1] * 0.75 * [.$E10])) * (1- ([.$B$1]*[.K$1]/100))" office:value-type="float" office:value="6.405" calcext:value-type="float">
            <text:p>6,405</text:p>
          </table:table-cell>
          <table:table-cell table:formula="of:=((0.75 * [.L$1])-([.$A$1] * 0.75 * [.$E10])) * (1- ([.$B$1]*[.L$1]/100))" office:value-type="float" office:value="7.76625" calcext:value-type="float">
            <text:p>7,76625</text:p>
          </table:table-cell>
          <table:table-cell table:formula="of:=((0.75 * [.M$1])-([.$A$1] * 0.75 * [.$E10])) * (1- ([.$B$1]*[.M$1]/100))" office:value-type="float" office:value="8.64" calcext:value-type="float">
            <text:p>8,64</text:p>
          </table:table-cell>
          <table:table-cell table:formula="of:=((0.75 * [.N$1])-([.$A$1] * 0.75 * [.$E10])) * (1- ([.$B$1]*[.N$1]/100))" office:value-type="float" office:value="9.02625" calcext:value-type="float">
            <text:p>9,02625</text:p>
          </table:table-cell>
          <table:table-cell table:formula="of:=((0.75 * [.O$1])-([.$A$1] * 0.75 * [.$E10])) * (1- ([.$B$1]*[.O$1]/100))" office:value-type="float" office:value="8.925" calcext:value-type="float">
            <text:p>8,925</text:p>
          </table:table-cell>
          <table:table-cell table:formula="of:=((0.75 * [.P$1])-([.$A$1] * 0.75 * [.$E10])) * (1- ([.$B$1]*[.P$1]/100))" office:value-type="float" office:value="8.33625" calcext:value-type="float">
            <text:p>8,33625</text:p>
          </table:table-cell>
          <table:table-cell table:formula="of:=((0.75 * [.Q$1])-([.$A$1] * 0.75 * [.$E10])) * (1- ([.$B$1]*[.Q$1]/100))" office:value-type="float" office:value="7.26" calcext:value-type="float">
            <text:p>7,26</text:p>
          </table:table-cell>
          <table:table-cell table:formula="of:=((0.75 * [.R$1])-([.$A$1] * 0.75 * [.$E10])) * (1- ([.$B$1]*[.R$1]/100))" office:value-type="float" office:value="5.69625" calcext:value-type="float">
            <text:p>5,69625</text:p>
          </table:table-cell>
          <table:table-cell table:formula="of:=((0.75 * [.S$1])-([.$A$1] * 0.75 * [.$E10])) * (1- ([.$B$1]*[.S$1]/100))" office:value-type="float" office:value="3.645" calcext:value-type="float">
            <text:p>3,645</text:p>
          </table:table-cell>
          <table:table-cell table:formula="of:=((0.75 * [.T$1])-([.$A$1] * 0.75 * [.$E10])) * (1- ([.$B$1]*[.T$1]/100))" office:value-type="float" office:value="1.10625" calcext:value-type="float">
            <text:p>1,10625</text:p>
          </table:table-cell>
          <table:table-cell table:formula="of:=((0.75 * [.U$1])-([.$A$1] * 0.75 * [.$E10])) * (1- ([.$B$1]*[.U$1]/100))" office:value-type="float" office:value="-1.92" calcext:value-type="float">
            <text:p>-1,92</text:p>
          </table:table-cell>
          <table:table-cell table:formula="of:=((0.75 * [.V$1])-([.$A$1] * 0.75 * [.$E10])) * (1- ([.$B$1]*[.V$1]/100))" office:value-type="float" office:value="-5.43375" calcext:value-type="float">
            <text:p>-5,43375</text:p>
          </table:table-cell>
          <table:table-cell table:formula="of:=((0.75 * [.W$1])-([.$A$1] * 0.75 * [.$E10])) * (1- ([.$B$1]*[.W$1]/100))" office:value-type="float" office:value="-9.435" calcext:value-type="float">
            <text:p>-9,435</text:p>
          </table:table-cell>
          <table:table-cell table:formula="of:=((0.75 * [.X$1])-([.$A$1] * 0.75 * [.$E10])) * (1- ([.$B$1]*[.X$1]/100))" office:value-type="float" office:value="-13.92375" calcext:value-type="float">
            <text:p>-13,92375</text:p>
          </table:table-cell>
          <table:table-cell table:formula="of:=((0.75 * [.Y$1])-([.$A$1] * 0.75 * [.$E10])) * (1- ([.$B$1]*[.Y$1]/100))" office:value-type="float" office:value="-18.9" calcext:value-type="float">
            <text:p>-18,9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45" calcext:value-type="float">
            <text:p>45</text:p>
          </table:table-cell>
          <table:table-cell table:formula="of:=((0.75 * [.F$1])-([.$A$1] * 0.75 * [.$E11])) * (1- ([.$B$1]*[.F$1]/100))" office:value-type="float" office:value="-9.11625" calcext:value-type="float">
            <text:p>-9,11625</text:p>
          </table:table-cell>
          <table:table-cell table:formula="of:=((0.75 * [.G$1])-([.$A$1] * 0.75 * [.$E11])) * (1- ([.$B$1]*[.G$1]/100))" office:value-type="float" office:value="-5.22" calcext:value-type="float">
            <text:p>-5,22</text:p>
          </table:table-cell>
          <table:table-cell table:formula="of:=((0.75 * [.H$1])-([.$A$1] * 0.75 * [.$E11])) * (1- ([.$B$1]*[.H$1]/100))" office:value-type="float" office:value="-1.81125" calcext:value-type="float">
            <text:p>-1,81125</text:p>
          </table:table-cell>
          <table:table-cell table:formula="of:=((0.75 * [.I$1])-([.$A$1] * 0.75 * [.$E11])) * (1- ([.$B$1]*[.I$1]/100))" office:value-type="float" office:value="1.11" calcext:value-type="float">
            <text:p>1,11</text:p>
          </table:table-cell>
          <table:table-cell table:formula="of:=((0.75 * [.J$1])-([.$A$1] * 0.75 * [.$E11])) * (1- ([.$B$1]*[.J$1]/100))" office:value-type="float" office:value="3.54375" calcext:value-type="float">
            <text:p>3,54375</text:p>
          </table:table-cell>
          <table:table-cell table:formula="of:=((0.75 * [.K$1])-([.$A$1] * 0.75 * [.$E11])) * (1- ([.$B$1]*[.K$1]/100))" office:value-type="float" office:value="5.49" calcext:value-type="float">
            <text:p>5,49</text:p>
          </table:table-cell>
          <table:table-cell table:formula="of:=((0.75 * [.L$1])-([.$A$1] * 0.75 * [.$E11])) * (1- ([.$B$1]*[.L$1]/100))" office:value-type="float" office:value="6.94875" calcext:value-type="float">
            <text:p>6,94875</text:p>
          </table:table-cell>
          <table:table-cell table:formula="of:=((0.75 * [.M$1])-([.$A$1] * 0.75 * [.$E11])) * (1- ([.$B$1]*[.M$1]/100))" office:value-type="float" office:value="7.92" calcext:value-type="float">
            <text:p>7,92</text:p>
          </table:table-cell>
          <table:table-cell table:formula="of:=((0.75 * [.N$1])-([.$A$1] * 0.75 * [.$E11])) * (1- ([.$B$1]*[.N$1]/100))" office:value-type="float" office:value="8.40375" calcext:value-type="float">
            <text:p>8,40375</text:p>
          </table:table-cell>
          <table:table-cell table:formula="of:=((0.75 * [.O$1])-([.$A$1] * 0.75 * [.$E11])) * (1- ([.$B$1]*[.O$1]/100))" office:value-type="float" office:value="8.4" calcext:value-type="float">
            <text:p>8,4</text:p>
          </table:table-cell>
          <table:table-cell table:formula="of:=((0.75 * [.P$1])-([.$A$1] * 0.75 * [.$E11])) * (1- ([.$B$1]*[.P$1]/100))" office:value-type="float" office:value="7.90875" calcext:value-type="float">
            <text:p>7,90875</text:p>
          </table:table-cell>
          <table:table-cell table:formula="of:=((0.75 * [.Q$1])-([.$A$1] * 0.75 * [.$E11])) * (1- ([.$B$1]*[.Q$1]/100))" office:value-type="float" office:value="6.93" calcext:value-type="float">
            <text:p>6,93</text:p>
          </table:table-cell>
          <table:table-cell table:formula="of:=((0.75 * [.R$1])-([.$A$1] * 0.75 * [.$E11])) * (1- ([.$B$1]*[.R$1]/100))" office:value-type="float" office:value="5.46375" calcext:value-type="float">
            <text:p>5,46375</text:p>
          </table:table-cell>
          <table:table-cell table:formula="of:=((0.75 * [.S$1])-([.$A$1] * 0.75 * [.$E11])) * (1- ([.$B$1]*[.S$1]/100))" office:value-type="float" office:value="3.51" calcext:value-type="float">
            <text:p>3,51</text:p>
          </table:table-cell>
          <table:table-cell table:formula="of:=((0.75 * [.T$1])-([.$A$1] * 0.75 * [.$E11])) * (1- ([.$B$1]*[.T$1]/100))" office:value-type="float" office:value="1.06875" calcext:value-type="float">
            <text:p>1,06875</text:p>
          </table:table-cell>
          <table:table-cell table:formula="of:=((0.75 * [.U$1])-([.$A$1] * 0.75 * [.$E11])) * (1- ([.$B$1]*[.U$1]/100))" office:value-type="float" office:value="-1.86" calcext:value-type="float">
            <text:p>-1,86</text:p>
          </table:table-cell>
          <table:table-cell table:formula="of:=((0.75 * [.V$1])-([.$A$1] * 0.75 * [.$E11])) * (1- ([.$B$1]*[.V$1]/100))" office:value-type="float" office:value="-5.27625" calcext:value-type="float">
            <text:p>-5,27625</text:p>
          </table:table-cell>
          <table:table-cell table:formula="of:=((0.75 * [.W$1])-([.$A$1] * 0.75 * [.$E11])) * (1- ([.$B$1]*[.W$1]/100))" office:value-type="float" office:value="-9.18" calcext:value-type="float">
            <text:p>-9,18</text:p>
          </table:table-cell>
          <table:table-cell table:formula="of:=((0.75 * [.X$1])-([.$A$1] * 0.75 * [.$E11])) * (1- ([.$B$1]*[.X$1]/100))" office:value-type="float" office:value="-13.57125" calcext:value-type="float">
            <text:p>-13,57125</text:p>
          </table:table-cell>
          <table:table-cell table:formula="of:=((0.75 * [.Y$1])-([.$A$1] * 0.75 * [.$E11])) * (1- ([.$B$1]*[.Y$1]/100))" office:value-type="float" office:value="-18.45" calcext:value-type="float">
            <text:p>-18,45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50" calcext:value-type="float">
            <text:p>50</text:p>
          </table:table-cell>
          <table:table-cell table:formula="of:=((0.75 * [.F$1])-([.$A$1] * 0.75 * [.$E12])) * (1- ([.$B$1]*[.F$1]/100))" office:value-type="float" office:value="-10.51875" calcext:value-type="float">
            <text:p>-10,51875</text:p>
          </table:table-cell>
          <table:table-cell table:formula="of:=((0.75 * [.G$1])-([.$A$1] * 0.75 * [.$E12])) * (1- ([.$B$1]*[.G$1]/100))" office:value-type="float" office:value="-6.525" calcext:value-type="float">
            <text:p>-6,525</text:p>
          </table:table-cell>
          <table:table-cell table:formula="of:=((0.75 * [.H$1])-([.$A$1] * 0.75 * [.$E12])) * (1- ([.$B$1]*[.H$1]/100))" office:value-type="float" office:value="-3.01875" calcext:value-type="float">
            <text:p>-3,01875</text:p>
          </table:table-cell>
          <table:table-cell table:formula="of:=((0.75 * [.I$1])-([.$A$1] * 0.75 * [.$E12])) * (1- ([.$B$1]*[.I$1]/100))" office:value-type="float" office:value="0" calcext:value-type="float">
            <text:p>0</text:p>
          </table:table-cell>
          <table:table-cell table:formula="of:=((0.75 * [.J$1])-([.$A$1] * 0.75 * [.$E12])) * (1- ([.$B$1]*[.J$1]/100))" office:value-type="float" office:value="2.53125" calcext:value-type="float">
            <text:p>2,53125</text:p>
          </table:table-cell>
          <table:table-cell table:formula="of:=((0.75 * [.K$1])-([.$A$1] * 0.75 * [.$E12])) * (1- ([.$B$1]*[.K$1]/100))" office:value-type="float" office:value="4.575" calcext:value-type="float">
            <text:p>4,575</text:p>
          </table:table-cell>
          <table:table-cell table:formula="of:=((0.75 * [.L$1])-([.$A$1] * 0.75 * [.$E12])) * (1- ([.$B$1]*[.L$1]/100))" office:value-type="float" office:value="6.13125" calcext:value-type="float">
            <text:p>6,13125</text:p>
          </table:table-cell>
          <table:table-cell table:formula="of:=((0.75 * [.M$1])-([.$A$1] * 0.75 * [.$E12])) * (1- ([.$B$1]*[.M$1]/100))" office:value-type="float" office:value="7.2" calcext:value-type="float">
            <text:p>7,2</text:p>
          </table:table-cell>
          <table:table-cell table:formula="of:=((0.75 * [.N$1])-([.$A$1] * 0.75 * [.$E12])) * (1- ([.$B$1]*[.N$1]/100))" office:value-type="float" office:value="7.78125" calcext:value-type="float">
            <text:p>7,78125</text:p>
          </table:table-cell>
          <table:table-cell table:formula="of:=((0.75 * [.O$1])-([.$A$1] * 0.75 * [.$E12])) * (1- ([.$B$1]*[.O$1]/100))" office:value-type="float" office:value="7.875" calcext:value-type="float">
            <text:p>7,875</text:p>
          </table:table-cell>
          <table:table-cell table:formula="of:=((0.75 * [.P$1])-([.$A$1] * 0.75 * [.$E12])) * (1- ([.$B$1]*[.P$1]/100))" office:value-type="float" office:value="7.48125" calcext:value-type="float">
            <text:p>7,48125</text:p>
          </table:table-cell>
          <table:table-cell table:formula="of:=((0.75 * [.Q$1])-([.$A$1] * 0.75 * [.$E12])) * (1- ([.$B$1]*[.Q$1]/100))" office:value-type="float" office:value="6.6" calcext:value-type="float">
            <text:p>6,6</text:p>
          </table:table-cell>
          <table:table-cell table:formula="of:=((0.75 * [.R$1])-([.$A$1] * 0.75 * [.$E12])) * (1- ([.$B$1]*[.R$1]/100))" office:value-type="float" office:value="5.23125" calcext:value-type="float">
            <text:p>5,23125</text:p>
          </table:table-cell>
          <table:table-cell table:formula="of:=((0.75 * [.S$1])-([.$A$1] * 0.75 * [.$E12])) * (1- ([.$B$1]*[.S$1]/100))" office:value-type="float" office:value="3.375" calcext:value-type="float">
            <text:p>3,375</text:p>
          </table:table-cell>
          <table:table-cell table:formula="of:=((0.75 * [.T$1])-([.$A$1] * 0.75 * [.$E12])) * (1- ([.$B$1]*[.T$1]/100))" office:value-type="float" office:value="1.03125" calcext:value-type="float">
            <text:p>1,03125</text:p>
          </table:table-cell>
          <table:table-cell table:formula="of:=((0.75 * [.U$1])-([.$A$1] * 0.75 * [.$E12])) * (1- ([.$B$1]*[.U$1]/100))" office:value-type="float" office:value="-1.8" calcext:value-type="float">
            <text:p>-1,8</text:p>
          </table:table-cell>
          <table:table-cell table:formula="of:=((0.75 * [.V$1])-([.$A$1] * 0.75 * [.$E12])) * (1- ([.$B$1]*[.V$1]/100))" office:value-type="float" office:value="-5.11875" calcext:value-type="float">
            <text:p>-5,11875</text:p>
          </table:table-cell>
          <table:table-cell table:formula="of:=((0.75 * [.W$1])-([.$A$1] * 0.75 * [.$E12])) * (1- ([.$B$1]*[.W$1]/100))" office:value-type="float" office:value="-8.925" calcext:value-type="float">
            <text:p>-8,925</text:p>
          </table:table-cell>
          <table:table-cell table:formula="of:=((0.75 * [.X$1])-([.$A$1] * 0.75 * [.$E12])) * (1- ([.$B$1]*[.X$1]/100))" office:value-type="float" office:value="-13.21875" calcext:value-type="float">
            <text:p>-13,21875</text:p>
          </table:table-cell>
          <table:table-cell table:formula="of:=((0.75 * [.Y$1])-([.$A$1] * 0.75 * [.$E12])) * (1- ([.$B$1]*[.Y$1]/100))" office:value-type="float" office:value="-18" calcext:value-type="float">
            <text:p>-1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00/00/0000</text:date>, <text:time style:data-style-name="N2" text:time-value="0000-00-00T23:33:52.6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Battista</meta:initial-creator>
    <meta:creation-date>2014-02-19T18:55:31.14</meta:creation-date>
    <dc:date>2014-05-17T23:36:08.370000000</dc:date>
    <meta:editing-duration>PT11M8S</meta:editing-duration>
    <meta:editing-cycles>17</meta:editing-cycles>
    <meta:generator>LibreOffice/4.1.5.3$Windows_x86 LibreOffice_project/1c1366bba2ba2b554cd2ca4d87c06da81c05d24</meta:generator>
    <meta:document-statistic meta:table-count="1" meta:cell-count="264" meta:object-count="0"/>
  </office:meta>
</office:document-meta>
</file>